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</style:style>
    <style:style style:name="gr1" style:family="graphic">
      <style:graphic-properties draw:stroke="none" draw:fill="none" draw:opacity="50%" draw:textarea-horizontal-align="center" draw:textarea-vertical-align="middle" draw:shadow-opacity="5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612cm" svg:height="13.6cm" svg:x="14.904cm" svg:y="0.875cm">
            <draw:object draw:notify-on-update-of-ranges="Sheet1.A2:Sheet1.A50 Sheet1.A2:Sheet1.A50 Sheet1.B1:Sheet1.B1 Sheet1.B2:Sheet1.B50 Sheet1.A2:Sheet1.A50 Sheet1.C1:Sheet1.C1 Sheet1.C2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ies gagnees (%)</text:p>
          </table:table-cell>
          <table:table-cell office:value-type="string" calcext:value-type="string">
            <text:p>Argent gagne</text:p>
          </table:table-cell>
          <table:table-cell/>
          <table:table-cell office:value-type="string" calcext:value-type="string">
            <text:p>Calibrage teste (ag – r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5050" calcext:value-type="float">
            <text:p>-5050</text:p>
          </table:table-cell>
          <table:table-cell/>
          <table:table-cell office:value-type="string" calcext:value-type="string">
            <text:p>15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8865" calcext:value-type="float">
            <text:p>-8865</text:p>
          </table:table-cell>
          <table:table-cell/>
          <table:table-cell office:value-type="string" calcext:value-type="string">
            <text:p>15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3987" calcext:value-type="float">
            <text:p>-3987</text:p>
          </table:table-cell>
          <table:table-cell/>
          <table:table-cell office:value-type="string" calcext:value-type="string">
            <text:p>15-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3571" calcext:value-type="float">
            <text:p>-3571</text:p>
          </table:table-cell>
          <table:table-cell/>
          <table:table-cell office:value-type="string" calcext:value-type="string">
            <text:p>15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5415" calcext:value-type="float">
            <text:p>-5415</text:p>
          </table:table-cell>
          <table:table-cell/>
          <table:table-cell office:value-type="string" calcext:value-type="string">
            <text:p>15-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string" calcext:value-type="string">
            <text:p>15-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15-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24" calcext:value-type="float">
            <text:p>-624</text:p>
          </table:table-cell>
          <table:table-cell/>
          <table:table-cell office:value-type="string" calcext:value-type="string">
            <text:p>30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7047" calcext:value-type="float">
            <text:p>-7047</text:p>
          </table:table-cell>
          <table:table-cell/>
          <table:table-cell office:value-type="string" calcext:value-type="string">
            <text:p>30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-339" calcext:value-type="float">
            <text:p>-339</text:p>
          </table:table-cell>
          <table:table-cell/>
          <table:table-cell office:value-type="string" calcext:value-type="string">
            <text:p>30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5309" calcext:value-type="float">
            <text:p>-5309</text:p>
          </table:table-cell>
          <table:table-cell/>
          <table:table-cell office:value-type="string" calcext:value-type="string">
            <text:p>30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string" calcext:value-type="string">
            <text:p>30-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6547" calcext:value-type="float">
            <text:p>6547</text:p>
          </table:table-cell>
          <table:table-cell/>
          <table:table-cell office:value-type="string" calcext:value-type="string">
            <text:p>30-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6399" calcext:value-type="float">
            <text:p>6399</text:p>
          </table:table-cell>
          <table:table-cell/>
          <table:table-cell office:value-type="string" calcext:value-type="string">
            <text:p>30-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6436" calcext:value-type="float">
            <text:p>6436</text:p>
          </table:table-cell>
          <table:table-cell/>
          <table:table-cell office:value-type="string" calcext:value-type="string">
            <text:p>4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45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7301" calcext:value-type="float">
            <text:p>7301</text:p>
          </table:table-cell>
          <table:table-cell/>
          <table:table-cell office:value-type="string" calcext:value-type="string">
            <text:p>45-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494" calcext:value-type="float">
            <text:p>5494</text:p>
          </table:table-cell>
          <table:table-cell/>
          <table:table-cell office:value-type="string" calcext:value-type="string">
            <text:p>45-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710" calcext:value-type="float">
            <text:p>2710</text:p>
          </table:table-cell>
          <table:table-cell/>
          <table:table-cell office:value-type="string" calcext:value-type="string">
            <text:p>45-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094" calcext:value-type="float">
            <text:p>3094</text:p>
          </table:table-cell>
          <table:table-cell/>
          <table:table-cell office:value-type="string" calcext:value-type="string">
            <text:p>45-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string" calcext:value-type="string">
            <text:p>45-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11" calcext:value-type="float">
            <text:p>1311</text:p>
          </table:table-cell>
          <table:table-cell/>
          <table:table-cell office:value-type="string" calcext:value-type="string">
            <text:p>60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599" calcext:value-type="float">
            <text:p>4599</text:p>
          </table:table-cell>
          <table:table-cell/>
          <table:table-cell office:value-type="string" calcext:value-type="string">
            <text:p>60-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60-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60-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-273" calcext:value-type="float">
            <text:p>-273</text:p>
          </table:table-cell>
          <table:table-cell/>
          <table:table-cell office:value-type="string" calcext:value-type="string">
            <text:p>60-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60-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string" calcext:value-type="string">
            <text:p>60-10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647" calcext:value-type="float">
            <text:p>8647</text:p>
          </table:table-cell>
          <table:table-cell table:style-name="ce1"/>
          <table:table-cell table:style-name="ce1" office:value-type="string" calcext:value-type="string">
            <text:p>75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75-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-1385" calcext:value-type="float">
            <text:p>-1385</text:p>
          </table:table-cell>
          <table:table-cell/>
          <table:table-cell office:value-type="string" calcext:value-type="string">
            <text:p>75-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-1159" calcext:value-type="float">
            <text:p>-1159</text:p>
          </table:table-cell>
          <table:table-cell/>
          <table:table-cell office:value-type="string" calcext:value-type="string">
            <text:p>75-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-1578" calcext:value-type="float">
            <text:p>-1578</text:p>
          </table:table-cell>
          <table:table-cell/>
          <table:table-cell office:value-type="string" calcext:value-type="string">
            <text:p>75-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745" calcext:value-type="float">
            <text:p>-745</text:p>
          </table:table-cell>
          <table:table-cell/>
          <table:table-cell office:value-type="string" calcext:value-type="string">
            <text:p>75-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012" calcext:value-type="float">
            <text:p>5012</text:p>
          </table:table-cell>
          <table:table-cell/>
          <table:table-cell office:value-type="string" calcext:value-type="string">
            <text:p>75-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-4079" calcext:value-type="float">
            <text:p>-4079</text:p>
          </table:table-cell>
          <table:table-cell/>
          <table:table-cell office:value-type="string" calcext:value-type="string">
            <text:p>90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90-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90-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string" calcext:value-type="string">
            <text:p>90-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-970" calcext:value-type="float">
            <text:p>-970</text:p>
          </table:table-cell>
          <table:table-cell/>
          <table:table-cell office:value-type="string" calcext:value-type="string">
            <text:p>90-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90-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-521" calcext:value-type="float">
            <text:p>-521</text:p>
          </table:table-cell>
          <table:table-cell/>
          <table:table-cell office:value-type="string" calcext:value-type="string">
            <text:p>90-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-2515" calcext:value-type="float">
            <text:p>-2515</text:p>
          </table:table-cell>
          <table:table-cell/>
          <table:table-cell office:value-type="string" calcext:value-type="string">
            <text:p>100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string" calcext:value-type="string">
            <text:p>100-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string" calcext:value-type="string">
            <text:p>100-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string" calcext:value-type="string">
            <text:p>100-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2323" calcext:value-type="float">
            <text:p>2323</text:p>
          </table:table-cell>
          <table:table-cell/>
          <table:table-cell office:value-type="string" calcext:value-type="string">
            <text:p>100-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100-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100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6:24:55.166957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6:25:27.04592649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3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13cm" svg:height="13.601cm" xlink:href=".." xlink:type="simple" chart:class="chart:scatter" chart:column-mapping="0 1" chart:style-name="ch1">
        <chart:legend chart:legend-position="end" svg:x="17.147cm" svg:y="6.252cm" style:legend-expansion="high" chart:style-name="ch2"/>
        <chart:plot-area chart:style-name="ch3" table:cell-range-address="Sheet1.A2:Sheet1.C50 Sheet1.B1:Sheet1.C1" chart:data-source-has-labels="both" svg:x="0.318cm" svg:y="0.581cm" svg:width="15.899cm" svg:height="12.52cm">
          <chartooo:coordinate-region svg:x="1.601cm" svg:y="0.78cm" svg:width="13.994cm" svg:height="11.674cm"/>
          <chart:axis chart:dimension="x" chart:name="primary-x" chart:style-name="ch4" chartooo:axis-type="auto">
            <chart:title svg:x="7.495cm" svg:y="13.041cm" chart:style-name="ch5">
              <text:p>Calibrage</text:p>
            </chart:title>
            <chart:categories table:cell-range-address="Sheet1.A2:Sheet1.A50"/>
          </chart:axis>
          <chart:axis chart:dimension="y" chart:name="primary-y" chart:style-name="ch6">
            <chart:title svg:x="0cm" svg:y="7.322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B2:Sheet1.B50" chart:label-cell-address="Sheet1.B1:Sheet1.B1" chart:class="chart:scatter">
            <chart:domain table:cell-range-address="Sheet1.A2:Sheet1.A50"/>
            <chart:data-point chart:repeated="49"/>
          </chart:series>
          <chart:series chart:attached-axis="primary-y" chart:style-name="ch11" chart:values-cell-range-address="Sheet1.C2:Sheet1.C50" chart:label-cell-address="Sheet1.C1:Sheet1.C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ties gagnees (%)</text:p>
                <draw:g>
                  <svg:desc>Sheet1.B1:Sheet1.B1</svg:desc>
                </draw:g>
              </table:table-cell>
              <table:table-cell office:value-type="string">
                <text:p>Argent gag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50</svg:desc>
                </draw:g>
              </table:table-cell>
              <table:table-cell office:value-type="float" office:value="1">
                <text:p>1</text:p>
                <draw:g>
                  <svg:desc>Sheet1.A2:Sheet1.A50</svg:desc>
                </draw:g>
              </table:table-cell>
              <table:table-cell office:value-type="float" office:value="20">
                <text:p>20</text:p>
                <draw:g>
                  <svg:desc>Sheet1.B2:Sheet1.B50</svg:desc>
                </draw:g>
              </table:table-cell>
              <table:table-cell office:value-type="float" office:value="-5050">
                <text:p>-5050</text:p>
                <draw:g>
                  <svg:desc>Sheet1.C2:Sheet1.C5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8865">
                <text:p>-88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3987">
                <text:p>-39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-3571">
                <text:p>-3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7047">
                <text:p>-70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5309">
                <text:p>-53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8647">
                <text:p>86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-1385">
                <text:p>-138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-1159">
                <text:p>-115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745">
                <text:p>-74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4079">
                <text:p>-40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55">
                <text:p>55</text:p>
              </table:table-cell>
              <table:table-cell office:value-type="float" office:value="-2515">
                <text:p>-25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657">
                <text:p>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